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ny" style:list-style-name="LFO1" style:family="paragraph"/>
    <style:style style:name="P3" style:parent-style-name="Normalny" style:list-style-name="LFO1" style:family="paragraph"/>
    <style:style style:name="P4" style:parent-style-name="Normalny" style:list-style-name="LFO1" style:family="paragraph"/>
    <style:style style:name="P5" style:parent-style-name="Normalny" style:list-style-name="LFO1" style:family="paragraph"/>
    <style:style style:name="P6" style:parent-style-name="Normalny" style:list-style-name="LFO1" style:family="paragraph"/>
    <style:style style:name="P7" style:parent-style-name="Normalny" style:list-style-name="LFO1" style:family="paragraph"/>
    <style:style style:name="P8" style:parent-style-name="Normalny" style:list-style-name="LFO2" style:family="paragraph"/>
    <style:style style:name="P9" style:parent-style-name="Normalny" style:list-style-name="LFO2" style:family="paragraph"/>
    <style:style style:name="P10" style:parent-style-name="Normalny" style:list-style-name="LFO2" style:family="paragraph"/>
    <style:style style:name="P11" style:parent-style-name="Normalny" style:list-style-name="LFO2" style:family="paragraph"/>
    <style:style style:name="P12" style:parent-style-name="Normalny" style:list-style-name="LFO2" style:family="paragraph"/>
    <style:style style:name="P13" style:parent-style-name="Normalny" style:list-style-name="LFO2" style:family="paragraph"/>
    <style:style style:name="P14" style:parent-style-name="Normalny" style:list-style-name="LFO2" style:family="paragraph"/>
    <style:style style:name="P15" style:parent-style-name="Normalny" style:list-style-name="LFO2" style:family="paragraph"/>
    <style:style style:name="P16" style:parent-style-name="Normalny" style:list-style-name="LFO2" style:family="paragraph"/>
    <style:style style:name="P17" style:parent-style-name="Normalny" style:list-style-name="LFO2" style:family="paragraph"/>
    <style:style style:name="P18" style:parent-style-name="Normalny" style:list-style-name="LFO2" style:family="paragraph"/>
    <style:style style:name="P19" style:parent-style-name="Normalny" style:list-style-name="LFO2" style:family="paragraph"/>
    <style:style style:name="P20" style:parent-style-name="Normalny" style:list-style-name="LFO2" style:family="paragraph"/>
    <style:style style:name="P21" style:parent-style-name="Normalny" style:list-style-name="LFO2" style:family="paragraph"/>
    <style:style style:name="P22" style:parent-style-name="Normalny" style:list-style-name="LFO2" style:family="paragraph"/>
    <style:style style:name="P23" style:parent-style-name="Normalny" style:list-style-name="LFO2" style:family="paragraph"/>
    <style:style style:name="P24" style:parent-style-name="Normalny" style:list-style-name="LFO2" style:family="paragraph"/>
    <style:style style:name="P25" style:parent-style-name="Normalny" style:list-style-name="LFO2" style:family="paragraph"/>
    <style:style style:name="P26" style:parent-style-name="Normalny" style:list-style-name="LFO2" style:family="paragraph"/>
    <style:style style:name="P27" style:parent-style-name="Normalny" style:list-style-name="LFO2" style:family="paragraph"/>
    <style:style style:name="P28" style:parent-style-name="Normalny" style:list-style-name="LFO2" style:family="paragraph"/>
    <style:style style:name="P29" style:parent-style-name="Normalny" style:family="paragraph">
      <style:text-properties fo:font-weight="bold" style:font-weight-asian="bold" style:font-weight-complex="bold"/>
    </style:style>
    <style:style style:name="P30" style:parent-style-name="Normalny" style:list-style-name="LFO3" style:family="paragraph"/>
    <style:style style:name="P31" style:parent-style-name="Normalny" style:list-style-name="LFO3" style:family="paragraph"/>
    <style:style style:name="P32" style:parent-style-name="Normalny" style:list-style-name="LFO3" style:family="paragraph"/>
    <style:style style:name="P33" style:parent-style-name="Normalny" style:list-style-name="LFO3" style:family="paragraph"/>
    <style:style style:name="P34" style:parent-style-name="Normalny" style:list-style-name="LFO3" style:family="paragraph"/>
    <style:style style:name="P35" style:parent-style-name="Normalny" style:list-style-name="LFO3" style:family="paragraph"/>
    <style:style style:name="P36" style:parent-style-name="Normalny" style:list-style-name="LFO4" style:family="paragraph"/>
    <style:style style:name="P37" style:parent-style-name="Normalny" style:list-style-name="LFO4" style:family="paragraph"/>
    <style:style style:name="P38" style:parent-style-name="Normalny" style:list-style-name="LFO4" style:family="paragraph"/>
    <style:style style:name="P39" style:parent-style-name="Normalny" style:list-style-name="LFO4" style:family="paragraph"/>
    <style:style style:name="P40" style:parent-style-name="Normalny" style:list-style-name="LFO4" style:family="paragraph"/>
    <style:style style:name="P41" style:parent-style-name="Normalny" style:list-style-name="LFO4" style:family="paragraph"/>
    <style:style style:name="P42" style:parent-style-name="Normalny" style:list-style-name="LFO4" style:family="paragraph"/>
    <style:style style:name="P43" style:parent-style-name="Normalny" style:list-style-name="LFO4" style:family="paragraph"/>
    <style:style style:name="P44" style:parent-style-name="Normalny" style:list-style-name="LFO4" style:family="paragraph"/>
    <style:style style:name="P45" style:parent-style-name="Normalny" style:list-style-name="LFO4" style:family="paragraph"/>
    <style:style style:name="P46" style:parent-style-name="Normalny" style:list-style-name="LFO4" style:family="paragraph"/>
    <style:style style:name="P47" style:parent-style-name="Normalny" style:list-style-name="LFO4" style:family="paragraph"/>
    <style:style style:name="P48" style:parent-style-name="Normalny" style:list-style-name="LFO4" style:family="paragraph"/>
    <style:style style:name="P49" style:parent-style-name="Normalny" style:list-style-name="LFO4" style:family="paragraph"/>
    <style:style style:name="P50" style:parent-style-name="Normalny" style:list-style-name="LFO4" style:family="paragraph"/>
    <style:style style:name="P51" style:parent-style-name="Normalny" style:list-style-name="LFO4" style:family="paragraph"/>
    <style:style style:name="P52" style:parent-style-name="Normalny" style:list-style-name="LFO4" style:family="paragraph"/>
    <style:style style:name="P53" style:parent-style-name="Normalny" style:list-style-name="LFO4" style:family="paragraph"/>
    <style:style style:name="P54" style:parent-style-name="Normalny" style:list-style-name="LFO4" style:family="paragraph"/>
    <style:style style:name="P55" style:parent-style-name="Normalny" style:list-style-name="LFO4" style:family="paragraph"/>
    <style:style style:name="P56" style:parent-style-name="Normalny" style:list-style-name="LFO4" style:family="paragraph"/>
    <style:style style:name="P57" style:parent-style-name="Normalny" style:family="paragraph">
      <style:text-properties fo:font-weight="bold" style:font-weight-asian="bold" style:font-weight-complex="bold"/>
    </style:style>
    <style:style style:name="P58" style:parent-style-name="Normalny" style:list-style-name="LFO5" style:family="paragraph"/>
    <style:style style:name="P59" style:parent-style-name="Normalny" style:list-style-name="LFO5" style:family="paragraph"/>
    <style:style style:name="P60" style:parent-style-name="Normalny" style:list-style-name="LFO5" style:family="paragraph"/>
    <style:style style:name="P61" style:parent-style-name="Normalny" style:list-style-name="LFO5" style:family="paragraph"/>
    <style:style style:name="P62" style:parent-style-name="Normalny" style:list-style-name="LFO6" style:family="paragraph"/>
    <style:style style:name="P63" style:parent-style-name="Normalny" style:list-style-name="LFO6" style:family="paragraph"/>
    <style:style style:name="P64" style:parent-style-name="Normalny" style:list-style-name="LFO6" style:family="paragraph"/>
    <style:style style:name="P65" style:parent-style-name="Normalny" style:list-style-name="LFO6" style:family="paragraph"/>
    <style:style style:name="P66" style:parent-style-name="Normalny" style:list-style-name="LFO6" style:family="paragraph"/>
    <style:style style:name="P67" style:parent-style-name="Normalny" style:list-style-name="LFO6" style:family="paragraph"/>
    <style:style style:name="P68" style:parent-style-name="Normalny" style:list-style-name="LFO6" style:family="paragraph"/>
    <style:style style:name="P69" style:parent-style-name="Normalny" style:list-style-name="LFO6" style:family="paragraph"/>
    <style:style style:name="P70" style:parent-style-name="Normalny" style:list-style-name="LFO6" style:family="paragraph"/>
    <style:style style:name="P71" style:parent-style-name="Normalny" style:list-style-name="LFO6" style:family="paragraph"/>
    <style:style style:name="P72" style:parent-style-name="Normalny" style:list-style-name="LFO6" style:family="paragraph"/>
    <style:style style:name="P73" style:parent-style-name="Normalny" style:list-style-name="LFO6" style:family="paragraph"/>
    <style:style style:name="P74" style:parent-style-name="Normalny" style:list-style-name="LFO6" style:family="paragraph"/>
    <style:style style:name="P75" style:parent-style-name="Normalny" style:list-style-name="LFO6" style:family="paragraph"/>
  </office:automatic-styles>
  <office:body>
    <office:text text:use-soft-page-breaks="true">
      <text:p text:style-name="P1">Stany systemu logowania:</text:p>
      <text:list text:style-name="LFO1" text:continue-numbering="true">
        <text:list-item>
          <text:p text:style-name="P2">Nieaktywny – system czeka na rozpoczęcie procesu logowania.</text:p>
        </text:list-item>
        <text:list-item>
          <text:p text:style-name="P3">Wprowadzanie danych – użytkownik wprowadza nazwę użytkownika i hasło.</text:p>
        </text:list-item>
        <text:list-item>
          <text:p text:style-name="P4">Weryfikacja – system sprawdza poprawność danych.</text:p>
        </text:list-item>
        <text:list-item>
          <text:p text:style-name="P5">Zalogowany – użytkownik jest zalogowany.</text:p>
        </text:list-item>
        <text:list-item>
          <text:p text:style-name="P6">Błąd logowania – dane są niepoprawne, system czeka na ponowną próbę.</text:p>
        </text:list-item>
        <text:list-item>
          <text:p text:style-name="P7">Zablokowany – konto zostało zablokowane po zbyt wielu nieudanych próbach.</text:p>
        </text:list-item>
      </text:list>
      <text:p text:style-name="Normalny">Warunki wejścia i wyjścia:</text:p>
      <text:list text:style-name="LFO2" text:continue-numbering="true">
        <text:list-item>
          <text:p text:style-name="P8">Nieaktywny:</text:p>
          <text:list text:continue-numbering="true">
            <text:list-item>
              <text:p text:style-name="P9">Wejście: System startuje.</text:p>
            </text:list-item>
            <text:list-item>
              <text:p text:style-name="P10">Wyjście: Użytkownik kliknie "Rozpocznij logowanie" → przejście do Wprowadzanie danych.</text:p>
            </text:list-item>
          </text:list>
        </text:list-item>
        <text:list-item>
          <text:p text:style-name="P11">Wprowadzanie danych:</text:p>
          <text:list text:continue-numbering="true">
            <text:list-item>
              <text:p text:style-name="P12">Wejście: Użytkownik rozpoczął logowanie.</text:p>
            </text:list-item>
            <text:list-item>
              <text:p text:style-name="P13">Wyjście: Użytkownik wprowadził dane i kliknął "Zaloguj" → przejście do Weryfikacja.</text:p>
            </text:list-item>
          </text:list>
        </text:list-item>
        <text:list-item>
          <text:p text:style-name="P14">Weryfikacja:</text:p>
          <text:list text:continue-numbering="true">
            <text:list-item>
              <text:p text:style-name="P15">Wejście: Użytkownik przesłał dane logowania.</text:p>
            </text:list-item>
            <text:list-item>
              <text:p text:style-name="P16">Wyjście:</text:p>
              <text:list text:continue-numbering="true">
                <text:list-item>
                  <text:p text:style-name="P17">[dane poprawne] → przejście do Zalogowany.</text:p>
                </text:list-item>
                <text:list-item>
                  <text:p text:style-name="P18">[dane niepoprawne i liczbeProb &gt; 0] → przejście do Błąd logowania.</text:p>
                </text:list-item>
                <text:list-item>
                  <text:p text:style-name="P19">[dane niepoprawne i liczbeProb &lt;= 0] → przejście do Zablokowany.</text:p>
                </text:list-item>
              </text:list>
            </text:list-item>
          </text:list>
        </text:list-item>
        <text:list-item>
          <text:p text:style-name="P20">Zalogowany:</text:p>
          <text:list text:continue-numbering="true">
            <text:list-item>
              <text:p text:style-name="P21">Wejście: Dane poprawne.</text:p>
            </text:list-item>
            <text:list-item>
              <text:p text:style-name="P22">Wyjście: Użytkownik kliknie "Wyloguj" → przejście do Nieaktywny.</text:p>
            </text:list-item>
          </text:list>
        </text:list-item>
        <text:list-item>
          <text:p text:style-name="P23">Błąd logowania:</text:p>
          <text:list text:continue-numbering="true">
            <text:list-item>
              <text:p text:style-name="P24">Wejście: Dane niepoprawne, ale użytkownik ma jeszcze próby.</text:p>
            </text:list-item>
            <text:list-item>
              <text:p text:style-name="P25">Wyjście: Użytkownik kliknie "Spróbuj ponownie" → przejście do Wprowadzanie danych.</text:p>
            </text:list-item>
          </text:list>
        </text:list-item>
        <text:list-item>
          <text:p text:style-name="P26">Zablokowany:</text:p>
          <text:list text:continue-numbering="true">
            <text:list-item>
              <text:p text:style-name="P27">Wejście: Zbyt wiele nieudanych prób.</text:p>
            </text:list-item>
            <text:list-item>
              <text:p text:style-name="P28">Wyjście: Brak (stan końcowy, chyba że administrator odblokuje konto, ale to pominiemy).</text:p>
            </text:list-item>
          </text:list>
        </text:list-item>
      </text:list>
      <text:p text:style-name="Normalny"/>
      <text:p text:style-name="Normalny"/>
      <text:p text:style-name="P29">Stany automatu do sprzedaży napojów:</text:p>
      <text:list text:style-name="LFO3" text:continue-numbering="true">
        <text:list-item>
          <text:p text:style-name="P30">Czekanie na wybór – automat czeka na wybór napoju przez użytkownika.</text:p>
        </text:list-item>
        <text:list-item>
          <text:p text:style-name="P31">Czekanie na płatność – użytkownik wybrał napój, automat czeka na wrzucenie monet.</text:p>
        </text:list-item>
        <text:list-item>
          <text:p text:style-name="P32">Weryfikacja płatności – automat sprawdza, czy wrzucono wystarczającą kwotę.</text:p>
        </text:list-item>
        <text:list-item>
          <text:p text:style-name="P33">Wydawanie napoju – automat wydaje napój.</text:p>
        </text:list-item>
        <text:list-item>
          <text:p text:style-name="P34">Błąd płatności – wrzucono za mało pieniędzy.</text:p>
        </text:list-item>
        <text:list-item>
          <text:p text:style-name="P35">Brak napoju – wybrany napój jest niedostępny.</text:p>
        </text:list-item>
      </text:list>
      <text:p text:style-name="Normalny">Warunki wejścia i wyjścia:</text:p>
      <text:list text:style-name="LFO4" text:continue-numbering="true">
        <text:list-item>
          <text:p text:style-name="P36">Czekanie na wybór:</text:p>
          <text:list text:continue-numbering="true">
            <text:list-item>
              <text:p text:style-name="P37">Wejście: Automat jest włączony.</text:p>
            </text:list-item>
            <text:list-item>
              <text:p text:style-name="P38">Wyjście: Użytkownik wybiera napój → przejście do Czekanie na płatność.</text:p>
            </text:list-item>
          </text:list>
        </text:list-item>
        <text:list-item>
          <text:p text:style-name="P39">Czekanie na płatność:</text:p>
          <text:list text:continue-numbering="true">
            <text:list-item>
              <text:p text:style-name="P40">Wejście: Napój wybrany.</text:p>
            </text:list-item>
            <text:list-item>
              <text:p text:style-name="P41">Wyjście: Użytkownik wrzuca monety → przejście do Weryfikacja płatności.</text:p>
            </text:list-item>
          </text:list>
        </text:list-item>
        <text:list-item>
          <text:p text:style-name="P42">Weryfikacja płatności:</text:p>
          <text:list text:continue-numbering="true">
            <text:list-item>
              <text:p text:style-name="P43">Wejście: Monety wrzucone.</text:p>
            </text:list-item>
            <text:list-item>
              <text:p text:style-name="P44">Wyjście:</text:p>
              <text:list text:continue-numbering="true">
                <text:list-item>
                  <text:p text:style-name="P45">[kwota wystarczająca i napój dostępny] → przejście do Wydawanie napoju.</text:p>
                </text:list-item>
                <text:list-item>
                  <text:p text:style-name="P46">[kwota niewystarczająca] → przejście do Błąd płatności.</text:p>
                </text:list-item>
                <text:list-item>
                  <text:p text:style-name="P47">[napój niedostępny] → przejście do Brak napoju.</text:p>
                </text:list-item>
              </text:list>
            </text:list-item>
          </text:list>
        </text:list-item>
        <text:list-item>
          <text:p text:style-name="P48">Wydawanie napoju:</text:p>
          <text:list text:continue-numbering="true">
            <text:list-item>
              <text:p text:style-name="P49">Wejście: Płatność poprawna, napój dostępny.</text:p>
            </text:list-item>
            <text:list-item>
              <text:p text:style-name="P50">Wyjście: Napój wydany → przejście do Czekanie na wybór.</text:p>
            </text:list-item>
          </text:list>
        </text:list-item>
        <text:list-item>
          <text:p text:style-name="P51">Błąd płatności:</text:p>
          <text:list text:continue-numbering="true">
            <text:list-item>
              <text:p text:style-name="P52">Wejście: Kwota niewystarczająca.</text:p>
            </text:list-item>
            <text:list-item>
              <text:p text:style-name="P53">Wyjście: Użytkownik wrzuca więcej monet → przejście do Weryfikacja płatności.</text:p>
            </text:list-item>
          </text:list>
        </text:list-item>
        <text:list-item>
          <text:p text:style-name="P54">Brak napoju:</text:p>
          <text:list text:continue-numbering="true">
            <text:list-item>
              <text:p text:style-name="P55">Wejście: Napój niedostępny.</text:p>
            </text:list-item>
            <text:list-item>
              <text:p text:style-name="P56">Wyjście: Użytkownik wybiera inny napój → przejście do Czekanie na płatność.</text:p>
            </text:list-item>
          </text:list>
        </text:list-item>
      </text:list>
      <text:p text:style-name="Normalny"/>
      <text:p text:style-name="Normalny"/>
      <text:p text:style-name="P57">Stany konta bankowego:</text:p>
      <text:list text:style-name="LFO5" text:continue-numbering="true">
        <text:list-item>
          <text:p text:style-name="P58">Nieaktywne – konto nie jest jeszcze aktywne (np. czeka na weryfikację).</text:p>
        </text:list-item>
        <text:list-item>
          <text:p text:style-name="P59">Aktywne – konto jest aktywne, można wykonywać operacje.</text:p>
        </text:list-item>
        <text:list-item>
          <text:p text:style-name="P60">Zablokowane – konto zostało zablokowane (np. z powodu podejrzanych działań).</text:p>
        </text:list-item>
        <text:list-item>
          <text:p text:style-name="P61">Zamknięte – konto zostało zamknięte.</text:p>
        </text:list-item>
      </text:list>
      <text:p text:style-name="Normalny">Warunki wejścia i wyjścia:</text:p>
      <text:list text:style-name="LFO6" text:continue-numbering="true">
        <text:list-item>
          <text:p text:style-name="P62">Nieaktywne:</text:p>
          <text:list text:continue-numbering="true">
            <text:list-item>
              <text:p text:style-name="P63">Wejście: Konto utworzone.</text:p>
            </text:list-item>
            <text:list-item>
              <text:p text:style-name="P64">Wyjście: Weryfikacja zakończona → przejście do Aktywne.</text:p>
            </text:list-item>
          </text:list>
        </text:list-item>
        <text:list-item>
          <text:p text:style-name="P65">Aktywne:</text:p>
          <text:list text:continue-numbering="true">
            <text:list-item>
              <text:p text:style-name="P66">Wejście: Konto zweryfikowane.</text:p>
            </text:list-item>
            <text:list-item>
              <text:p text:style-name="P67">Wyjście:</text:p>
              <text:list text:continue-numbering="true">
                <text:list-item>
                  <text:p text:style-name="P68">[podejrzane działania] → przejście do Zablokowane.</text:p>
                </text:list-item>
                <text:list-item>
                  <text:p text:style-name="P69">[użytkownik zamyka konto] → przejście do Zamknięte.</text:p>
                </text:list-item>
              </text:list>
            </text:list-item>
          </text:list>
        </text:list-item>
        <text:list-item>
          <text:p text:style-name="P70">Zablokowane:</text:p>
          <text:list text:continue-numbering="true">
            <text:list-item>
              <text:p text:style-name="P71">Wejście: Podejrzane działania.</text:p>
            </text:list-item>
            <text:list-item>
              <text:p text:style-name="P72">Wyjście: Administrator odblokowuje konto → przejście do Aktywne.</text:p>
            </text:list-item>
          </text:list>
        </text:list-item>
        <text:list-item>
          <text:p text:style-name="P73">Zamknięte:</text:p>
          <text:soft-page-break/>
          <text:list text:continue-numbering="true">
            <text:list-item>
              <text:p text:style-name="P74">Wejście: Użytkownik zamknął konto.</text:p>
            </text:list-item>
            <text:list-item>
              <text:p text:style-name="P75">Wyjście: Brak (stan końcowy).</text:p>
            </text:list-item>
          </text:list>
        </text:list-item>
      </text:list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27T14:12:00Z</meta:creation-date>
    <dc:date>2025-03-27T14:14:00Z</dc:date>
    <meta:template xlink:href="Normal.dotm" xlink:type="simple"/>
    <meta:editing-cycles>1</meta:editing-cycles>
    <meta:editing-duration>PT120S</meta:editing-duration>
    <meta:document-statistic meta:page-count="4" meta:paragraph-count="6" meta:word-count="473" meta:character-count="3307" meta:row-count="23" meta:non-whitespace-character-count="2840"/>
  </office:meta>
</office:document-meta>
</file>